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3.44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0756014">
            <text:p>0,0010756014</text:p>
          </table:table-cell>
          <table:table-cell office:value-type="float" office:value="0.0004033505">
            <text:p>0,0004033505</text:p>
          </table:table-cell>
          <table:table-cell office:value-type="float" office:value="0.0001344502">
            <text:p>0,0001344502</text:p>
          </table:table-cell>
          <table:table-cell office:value-type="string">
            <text:p>4,03350521605e-05</text:p>
          </table:table-cell>
          <table:table-cell office:value-type="string">
            <text:p>1,1000468771e-05</text:p>
          </table:table-cell>
          <table:table-cell table:style-name="ce1" office:value-type="float" office:value="0.00000275011719276">
            <text:p>2,75E-006</text:p>
          </table:table-cell>
          <table:table-cell table:style-name="ce1" office:value-type="float" office:value="0.000000634642429099">
            <text:p>6,35E-007</text:p>
          </table:table-cell>
          <table:table-cell table:style-name="ce1" office:value-type="float" office:value="0.000000135994806235">
            <text:p>1,36E-007</text:p>
          </table:table-cell>
          <table:table-cell table:style-name="ce1" office:value-type="float" office:value="0.0000000271989612471">
            <text:p>2,72E-008</text:p>
          </table:table-cell>
          <table:table-cell table:style-name="ce1" office:value-type="float" office:value="0.0000000051">
            <text:p>5,10E-009</text:p>
          </table:table-cell>
          <table:table-cell table:style-name="ce1" office:value-type="float" office:value="0.0000000009">
            <text:p>9,00E-01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A1:.U1])" office:value-type="float" office:value="0.0497357327533893">
            <text:p>0,04973573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0756014">
            <text:p>0,0010756014</text:p>
          </table:table-cell>
          <table:table-cell office:value-type="float" office:value="0.0004033505">
            <text:p>0,0004033505</text:p>
          </table:table-cell>
          <table:table-cell office:value-type="float" office:value="0.0001344502">
            <text:p>0,0001344502</text:p>
          </table:table-cell>
          <table:table-cell office:value-type="string">
            <text:p>4,03350521605e-05</text:p>
          </table:table-cell>
          <table:table-cell table:style-name="ce1" office:value-type="float" office:value="0.000011000468771">
            <text:p>1,10E-005</text:p>
          </table:table-cell>
          <table:table-cell table:style-name="ce1" office:value-type="float" office:value="0.00000275011719276">
            <text:p>2,75E-006</text:p>
          </table:table-cell>
          <table:table-cell table:style-name="ce1" office:value-type="float" office:value="0.000000634642429099">
            <text:p>6,35E-007</text:p>
          </table:table-cell>
          <table:table-cell table:style-name="ce1" office:value-type="float" office:value="0.000000135994806235">
            <text:p>1,36E-007</text:p>
          </table:table-cell>
          <table:table-cell table:style-name="ce1" office:value-type="float" office:value="0.0000000272">
            <text:p>2,72E-008</text:p>
          </table:table-cell>
          <table:table-cell table:style-name="ce1" office:value-type="float" office:value="0.0000000051">
            <text:p>5,10E-009</text:p>
          </table:table-cell>
          <table:table-cell table:style-name="ce1" office:value-type="float" office:value="0.000000000899965629499">
            <text:p>9,00E-01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A2:.U2])" office:value-type="float" office:value="0.0497467332231647">
            <text:p>0,049746733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0756014">
            <text:p>0,0010756014</text:p>
          </table:table-cell>
          <table:table-cell office:value-type="float" office:value="0.0004033505">
            <text:p>0,0004033505</text:p>
          </table:table-cell>
          <table:table-cell office:value-type="float" office:value="0.0001344502">
            <text:p>0,0001344502</text:p>
          </table:table-cell>
          <table:table-cell table:style-name="ce1" office:value-type="float" office:value="0.0000403350521605">
            <text:p>4,03E-005</text:p>
          </table:table-cell>
          <table:table-cell table:style-name="ce1" office:value-type="float" office:value="0.000011000468771">
            <text:p>1,10E-005</text:p>
          </table:table-cell>
          <table:table-cell table:style-name="ce1" office:value-type="float" office:value="0.00000275011719276">
            <text:p>2,75E-006</text:p>
          </table:table-cell>
          <table:table-cell table:style-name="ce1" office:value-type="float" office:value="0.000000634642429099">
            <text:p>6,35E-007</text:p>
          </table:table-cell>
          <table:table-cell table:style-name="ce1" office:value-type="float" office:value="0.000000136">
            <text:p>1,36E-007</text:p>
          </table:table-cell>
          <table:table-cell table:style-name="ce1" office:value-type="float" office:value="0.0000000272">
            <text:p>2,72E-008</text:p>
          </table:table-cell>
          <table:table-cell table:style-name="ce1" office:value-type="float" office:value="0.00000000509980523383">
            <text:p>5,10E-009</text:p>
          </table:table-cell>
          <table:table-cell table:style-name="ce1" office:value-type="float" office:value="0.000000000899965629499">
            <text:p>9,00E-010</text:p>
          </table:table-cell>
          <table:table-cell office:value-type="float" office:value="0">
            <text:p>0</text:p>
          </table:table-cell>
          <table:table-cell/>
          <table:table-cell table:formula="of:=SUM([.A3:.U3])" office:value-type="float" office:value="0.0497870682803242">
            <text:p>0,049787068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0756014">
            <text:p>0,0010756014</text:p>
          </table:table-cell>
          <table:table-cell office:value-type="float" office:value="0.0004033505">
            <text:p>0,0004033505</text:p>
          </table:table-cell>
          <table:table-cell office:value-type="float" office:value="0.0001344502">
            <text:p>0,0001344502</text:p>
          </table:table-cell>
          <table:table-cell table:style-name="ce1" office:value-type="float" office:value="0.0000403350521605">
            <text:p>4,03E-005</text:p>
          </table:table-cell>
          <table:table-cell table:style-name="ce1" office:value-type="float" office:value="0.000011000468771">
            <text:p>1,10E-005</text:p>
          </table:table-cell>
          <table:table-cell table:style-name="ce1" office:value-type="float" office:value="0.00000275011719276">
            <text:p>2,75E-006</text:p>
          </table:table-cell>
          <table:table-cell table:style-name="ce1" office:value-type="float" office:value="0.000000635">
            <text:p>6,35E-007</text:p>
          </table:table-cell>
          <table:table-cell table:style-name="ce1" office:value-type="float" office:value="0.000000136">
            <text:p>1,36E-007</text:p>
          </table:table-cell>
          <table:table-cell table:style-name="ce1" office:value-type="float" office:value="0.0000000271989612471">
            <text:p>2,72E-008</text:p>
          </table:table-cell>
          <table:table-cell table:style-name="ce1" office:value-type="float" office:value="0.00000000509980523383">
            <text:p>5,10E-009</text:p>
          </table:table-cell>
          <table:table-cell table:style-name="ce1" office:value-type="float" office:value="0.000000000899965629499">
            <text:p>9,00E-010</text:p>
          </table:table-cell>
          <table:table-cell/>
          <table:table-cell table:formula="of:=SUM([.A4:.U4])" office:value-type="float" office:value="0.0497870686368564">
            <text:p>0,049787068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0756014">
            <text:p>0,0010756014</text:p>
          </table:table-cell>
          <table:table-cell office:value-type="float" office:value="0.0004033505">
            <text:p>0,0004033505</text:p>
          </table:table-cell>
          <table:table-cell office:value-type="float" office:value="0.0001344502">
            <text:p>0,0001344502</text:p>
          </table:table-cell>
          <table:table-cell table:style-name="ce1" office:value-type="float" office:value="0.0000403350521605">
            <text:p>4,03E-005</text:p>
          </table:table-cell>
          <table:table-cell table:style-name="ce1" office:value-type="float" office:value="0.000011000468771">
            <text:p>1,10E-005</text:p>
          </table:table-cell>
          <table:table-cell table:style-name="ce1" office:value-type="float" office:value="0.00000275">
            <text:p>2,75E-006</text:p>
          </table:table-cell>
          <table:table-cell table:style-name="ce1" office:value-type="float" office:value="0.000000635">
            <text:p>6,35E-007</text:p>
          </table:table-cell>
          <table:table-cell table:style-name="ce1" office:value-type="float" office:value="0.000000135994806235">
            <text:p>1,36E-007</text:p>
          </table:table-cell>
          <table:table-cell table:style-name="ce1" office:value-type="float" office:value="0.0000000271989612471">
            <text:p>2,72E-008</text:p>
          </table:table-cell>
          <table:table-cell table:style-name="ce1" office:value-type="float" office:value="0.00000000599977086333">
            <text:p>6,00E-009</text:p>
          </table:table-cell>
          <table:table-cell/>
          <table:table-cell table:formula="of:=SUM([.A5:.U5])" office:value-type="float" office:value="0.0497870685144699">
            <text:p>0,0497870685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0756014">
            <text:p>0,0010756014</text:p>
          </table:table-cell>
          <table:table-cell office:value-type="float" office:value="0.0004033505">
            <text:p>0,0004033505</text:p>
          </table:table-cell>
          <table:table-cell office:value-type="float" office:value="0.0001344502">
            <text:p>0,0001344502</text:p>
          </table:table-cell>
          <table:table-cell table:style-name="ce1" office:value-type="float" office:value="0.0000403350521605">
            <text:p>4,03E-005</text:p>
          </table:table-cell>
          <table:table-cell table:style-name="ce1" office:value-type="float" office:value="0.000011">
            <text:p>1,10E-005</text:p>
          </table:table-cell>
          <table:table-cell table:style-name="ce1" office:value-type="float" office:value="0.00000275">
            <text:p>2,75E-006</text:p>
          </table:table-cell>
          <table:table-cell table:style-name="ce1" office:value-type="float" office:value="0.000000634642429099">
            <text:p>6,35E-007</text:p>
          </table:table-cell>
          <table:table-cell table:style-name="ce1" office:value-type="float" office:value="0.000000135994806235">
            <text:p>1,36E-007</text:p>
          </table:table-cell>
          <table:table-cell table:style-name="ce1" office:value-type="float" office:value="0.0000000331987321104">
            <text:p>3,32E-008</text:p>
          </table:table-cell>
          <table:table-cell/>
          <table:table-cell table:formula="of:=SUM([.A6:.U6])" office:value-type="float" office:value="0.0497870676881279">
            <text:p>0,0497870677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0756014">
            <text:p>0,0010756014</text:p>
          </table:table-cell>
          <table:table-cell office:value-type="float" office:value="0.0004033505">
            <text:p>0,0004033505</text:p>
          </table:table-cell>
          <table:table-cell office:value-type="float" office:value="0.0001344502">
            <text:p>0,0001344502</text:p>
          </table:table-cell>
          <table:table-cell table:style-name="ce1" office:value-type="float" office:value="0.0000403">
            <text:p>4,03E-005</text:p>
          </table:table-cell>
          <table:table-cell table:style-name="ce1" office:value-type="float" office:value="0.000011">
            <text:p>1,10E-005</text:p>
          </table:table-cell>
          <table:table-cell table:style-name="ce1" office:value-type="float" office:value="0.00000275011719276">
            <text:p>2,75E-006</text:p>
          </table:table-cell>
          <table:table-cell table:style-name="ce1" office:value-type="float" office:value="0.000000634642429099">
            <text:p>6,35E-007</text:p>
          </table:table-cell>
          <table:table-cell table:style-name="ce1" office:value-type="float" office:value="0.000000169193538346">
            <text:p>1,69E-007</text:p>
          </table:table-cell>
          <table:table-cell/>
          <table:table-cell table:formula="of:=SUM([.A7:.U7])" office:value-type="float" office:value="0.0497870327531602">
            <text:p>0,0497870328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0756014">
            <text:p>0,0010756014</text:p>
          </table:table-cell>
          <table:table-cell office:value-type="float" office:value="0.0004033505">
            <text:p>0,0004033505</text:p>
          </table:table-cell>
          <table:table-cell office:value-type="float" office:value="0.0001344502">
            <text:p>0,0001344502</text:p>
          </table:table-cell>
          <table:table-cell table:style-name="ce1" office:value-type="float" office:value="0.0000403">
            <text:p>4,03E-005</text:p>
          </table:table-cell>
          <table:table-cell table:style-name="ce1" office:value-type="float" office:value="0.000011000468771">
            <text:p>1,10E-005</text:p>
          </table:table-cell>
          <table:table-cell table:style-name="ce1" office:value-type="float" office:value="0.00000275011719276">
            <text:p>2,75E-006</text:p>
          </table:table-cell>
          <table:table-cell table:style-name="ce1" office:value-type="float" office:value="0.000000803835967444">
            <text:p>8,04E-007</text:p>
          </table:table-cell>
          <table:table-cell/>
          <table:table-cell table:formula="of:=SUM([.A8:.U8])" office:value-type="float" office:value="0.0497870332219312">
            <text:p>0,0497870332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0756014">
            <text:p>0,0010756014</text:p>
          </table:table-cell>
          <table:table-cell office:value-type="float" office:value="0.0004033505">
            <text:p>0,0004033505</text:p>
          </table:table-cell>
          <table:table-cell office:value-type="float" office:value="0.0001344502">
            <text:p>0,0001344502</text:p>
          </table:table-cell>
          <table:table-cell table:style-name="ce1" office:value-type="float" office:value="0.0000403350521605">
            <text:p>4,03E-005</text:p>
          </table:table-cell>
          <table:table-cell table:style-name="ce1" office:value-type="float" office:value="0.000011000468771">
            <text:p>1,10E-005</text:p>
          </table:table-cell>
          <table:table-cell table:style-name="ce1" office:value-type="float" office:value="0.0000035539531602">
            <text:p>3,55E-006</text:p>
          </table:table-cell>
          <table:table-cell/>
          <table:table-cell table:formula="of:=SUM([.A9:.U9])" office:value-type="float" office:value="0.0497870682740917">
            <text:p>0,0497870683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0756014">
            <text:p>0,0010756014</text:p>
          </table:table-cell>
          <table:table-cell office:value-type="float" office:value="0.0004033505">
            <text:p>0,0004033505</text:p>
          </table:table-cell>
          <table:table-cell office:value-type="float" office:value="0.0001344502">
            <text:p>0,0001344502</text:p>
          </table:table-cell>
          <table:table-cell table:style-name="ce1" office:value-type="float" office:value="0.0000403350521605">
            <text:p>4,03E-005</text:p>
          </table:table-cell>
          <table:table-cell table:style-name="ce1" office:value-type="float" office:value="0.0000145544219312">
            <text:p>1,46E-005</text:p>
          </table:table-cell>
          <table:table-cell/>
          <table:table-cell table:formula="of:=SUM([.A10:.U10])" office:value-type="float" office:value="0.0497870682740917">
            <text:p>0,0497870683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0756014">
            <text:p>0,0010756014</text:p>
          </table:table-cell>
          <table:table-cell office:value-type="float" office:value="0.0004033505">
            <text:p>0,0004033505</text:p>
          </table:table-cell>
          <table:table-cell office:value-type="float" office:value="0.0001344502">
            <text:p>0,0001344502</text:p>
          </table:table-cell>
          <table:table-cell table:style-name="ce1" office:value-type="float" office:value="0.0000548894740917">
            <text:p>5,49E-005</text:p>
          </table:table-cell>
          <table:table-cell/>
          <table:table-cell table:formula="of:=SUM([.A11:.U11])" office:value-type="float" office:value="0.0497870682740917">
            <text:p>0,0497870683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0756014">
            <text:p>0,0010756014</text:p>
          </table:table-cell>
          <table:table-cell office:value-type="float" office:value="0.0004033505">
            <text:p>0,0004033505</text:p>
          </table:table-cell>
          <table:table-cell office:value-type="float" office:value="0.0001893396">
            <text:p>0,0001893396</text:p>
          </table:table-cell>
          <table:table-cell/>
          <table:table-cell table:formula="of:=SUM([.A12:.U12])" office:value-type="float" office:value="0.0497870682">
            <text:p>0,0497870682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0756014">
            <text:p>0,0010756014</text:p>
          </table:table-cell>
          <table:table-cell office:value-type="float" office:value="0.0005926902">
            <text:p>0,0005926902</text:p>
          </table:table-cell>
          <table:table-cell/>
          <table:table-cell table:formula="of:=SUM([.A13:.U13])" office:value-type="float" office:value="0.0497870683">
            <text:p>0,0497870683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25097366">
            <text:p>0,0025097366</text:p>
          </table:table-cell>
          <table:table-cell office:value-type="float" office:value="0.0016682916">
            <text:p>0,0016682916</text:p>
          </table:table-cell>
          <table:table-cell/>
          <table:table-cell table:formula="of:=SUM([.A14:.U14])" office:value-type="float" office:value="0.0497870683">
            <text:p>0,0497870683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50194732">
            <text:p>0,0050194732</text:p>
          </table:table-cell>
          <table:table-cell office:value-type="float" office:value="0.0041780281">
            <text:p>0,0041780281</text:p>
          </table:table-cell>
          <table:table-cell/>
          <table:table-cell table:formula="of:=SUM([.A15:.U15])" office:value-type="float" office:value="0.0497870682">
            <text:p>0,0497870682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083657886">
            <text:p>0,0083657886</text:p>
          </table:table-cell>
          <table:table-cell office:value-type="float" office:value="0.0091975013">
            <text:p>0,0091975013</text:p>
          </table:table-cell>
          <table:table-cell/>
          <table:table-cell table:formula="of:=SUM([.A16:.U16])" office:value-type="float" office:value="0.0497870682">
            <text:p>0,0497870682</text:p>
          </table:table-cell>
        </table:table-row>
        <table:table-row table:style-name="ro1">
          <table:table-cell table:number-columns-repeated="16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table:number-columns-repeated="2" office:value-type="float" office:value="0.0111543848">
            <text:p>0,0111543848</text:p>
          </table:table-cell>
          <table:table-cell office:value-type="float" office:value="0.0175632899">
            <text:p>0,0175632899</text:p>
          </table:table-cell>
          <table:table-cell/>
          <table:table-cell table:formula="of:=SUM([.A17:.U17])" office:value-type="float" office:value="0.0497870682">
            <text:p>0,0497870682</text:p>
          </table:table-cell>
        </table:table-row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office:value-type="float" office:value="0.0111543848">
            <text:p>0,0111543848</text:p>
          </table:table-cell>
          <table:table-cell office:value-type="float" office:value="0.0287176747">
            <text:p>0,0287176747</text:p>
          </table:table-cell>
          <table:table-cell/>
          <table:table-cell table:formula="of:=SUM([.A18:.U18])" office:value-type="float" office:value="0.0497870682">
            <text:p>0,0497870682</text:p>
          </table:table-cell>
        </table:table-row>
        <table:table-row table:style-name="ro1">
          <table:table-cell table:number-columns-repeated="18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074362565">
            <text:p>0,0074362565</text:p>
          </table:table-cell>
          <table:table-cell office:value-type="float" office:value="0.0398720595">
            <text:p>0,0398720595</text:p>
          </table:table-cell>
          <table:table-cell/>
          <table:table-cell table:formula="of:=SUM([.A19:.U19])" office:value-type="float" office:value="0.0497870682">
            <text:p>0,0497870682</text:p>
          </table:table-cell>
        </table:table-row>
        <table:table-row table:style-name="ro1">
          <table:table-cell table:number-columns-repeated="19" office:value-type="float" office:value="0">
            <text:p>0</text:p>
          </table:table-cell>
          <table:table-cell office:value-type="float" office:value="0.0024787522">
            <text:p>0,0024787522</text:p>
          </table:table-cell>
          <table:table-cell office:value-type="float" office:value="0.047308316">
            <text:p>0,047308316</text:p>
          </table:table-cell>
          <table:table-cell/>
          <table:table-cell table:formula="of:=SUM([.A20:.U20])" office:value-type="float" office:value="0.0497870682">
            <text:p>0,0497870682</text:p>
          </table:table-cell>
        </table:table-row>
        <table:table-row table:style-name="ro1">
          <table:table-cell table:number-columns-repeated="20" office:value-type="float" office:value="0">
            <text:p>0</text:p>
          </table:table-cell>
          <table:table-cell office:value-type="float" office:value="0.0497870682">
            <text:p>0,0497870682</text:p>
          </table:table-cell>
          <table:table-cell/>
          <table:table-cell table:formula="of:=SUM([.A21:.U21])" office:value-type="float" office:value="0.0497870682">
            <text:p>0,0497870682</text:p>
          </table:table-cell>
        </table:table-row>
        <table:table-row table:style-name="ro1">
          <table:table-cell table:number-columns-repeated="20" office:value-type="float" office:value="0">
            <text:p>0</text:p>
          </table:table-cell>
          <table:table-cell office:value-type="float" office:value="0.0497870682">
            <text:p>0,0497870682</text:p>
          </table:table-cell>
          <table:table-cell/>
          <table:table-cell table:formula="of:=SUM([.A22:.U22])" office:value-type="float" office:value="0.0497870682">
            <text:p>0,0497870682</text:p>
          </table:table-cell>
        </table:table-row>
        <table:table-row table:style-name="ro1">
          <table:table-cell table:number-columns-repeated="20" office:value-type="float" office:value="0">
            <text:p>0</text:p>
          </table:table-cell>
          <table:table-cell office:value-type="float" office:value="0.0497870682">
            <text:p>0,0497870682</text:p>
          </table:table-cell>
          <table:table-cell/>
          <table:table-cell table:formula="of:=SUM([.A23:.U23])" office:value-type="float" office:value="0.0497870682">
            <text:p>0,0497870682</text:p>
          </table:table-cell>
        </table:table-row>
        <table:table-row table:style-name="ro1">
          <table:table-cell table:number-columns-repeated="20" office:value-type="float" office:value="0">
            <text:p>0</text:p>
          </table:table-cell>
          <table:table-cell office:value-type="float" office:value="0.0497870682">
            <text:p>0,0497870682</text:p>
          </table:table-cell>
          <table:table-cell/>
          <table:table-cell table:formula="of:=SUM([.A24:.U24])" office:value-type="float" office:value="0.0497870682">
            <text:p>0,0497870682</text:p>
          </table:table-cell>
        </table:table-row>
        <table:table-row table:style-name="ro1">
          <table:table-cell table:number-columns-repeated="20" office:value-type="float" office:value="0">
            <text:p>0</text:p>
          </table:table-cell>
          <table:table-cell office:value-type="float" office:value="0.0497870682">
            <text:p>0,0497870682</text:p>
          </table:table-cell>
          <table:table-cell/>
          <table:table-cell table:formula="of:=SUM([.A25:.U25])" office:value-type="float" office:value="0.0497870682">
            <text:p>0,0497870682</text:p>
          </table:table-cell>
        </table:table-row>
        <table:table-row table:style-name="ro1">
          <table:table-cell table:number-columns-repeated="20" office:value-type="float" office:value="0">
            <text:p>0</text:p>
          </table:table-cell>
          <table:table-cell office:value-type="float" office:value="0.0497870682">
            <text:p>0,0497870682</text:p>
          </table:table-cell>
          <table:table-cell/>
          <table:table-cell table:formula="of:=SUM([.A26:.U26])" office:value-type="float" office:value="0.0497870682">
            <text:p>0,049787068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formula="of:=SUM([.A1:.A26])" office:value-type="float" office:value="0.0024787522">
            <text:p>0,0024787522</text:p>
          </table:table-cell>
          <table:table-cell table:formula="of:=SUM([.B1:.B26])" office:value-type="float" office:value="0.0099150087">
            <text:p>0,0099150087</text:p>
          </table:table-cell>
          <table:table-cell table:formula="of:=SUM([.C1:.C26])" office:value-type="float" office:value="0.0210693935">
            <text:p>0,0210693935</text:p>
          </table:table-cell>
          <table:table-cell table:formula="of:=SUM([.D1:.D26])" office:value-type="float" office:value="0.0322237783">
            <text:p>0,0322237783</text:p>
          </table:table-cell>
          <table:table-cell table:formula="of:=SUM([.E1:.E26])" office:value-type="float" office:value="0.0405895669">
            <text:p>0,0405895669</text:p>
          </table:table-cell>
          <table:table-cell table:formula="of:=SUM([.F1:.F26])" office:value-type="float" office:value="0.0456090401">
            <text:p>0,0456090401</text:p>
          </table:table-cell>
          <table:table-cell table:formula="of:=SUM([.G1:.G26])" office:value-type="float" office:value="0.0481187767">
            <text:p>0,0481187767</text:p>
          </table:table-cell>
          <table:table-cell table:formula="of:=SUM([.H1:.H26])" office:value-type="float" office:value="0.0491943781">
            <text:p>0,0491943781</text:p>
          </table:table-cell>
          <table:table-cell table:formula="of:=SUM([.I1:.I26])" office:value-type="float" office:value="0.0495977286">
            <text:p>0,0495977286</text:p>
          </table:table-cell>
          <table:table-cell table:formula="of:=SUM([.J1:.J26])" office:value-type="float" office:value="0.0497321788">
            <text:p>0,0497321788</text:p>
          </table:table-cell>
          <table:table-cell table:formula="of:=SUM([.K1:.K26])" office:value-type="float" office:value="0.0497321788">
            <text:p>0,0497321788</text:p>
          </table:table-cell>
          <table:table-cell table:formula="of:=SUM([.L1:.L26])" office:value-type="float" office:value="0.0497321788">
            <text:p>0,0497321788</text:p>
          </table:table-cell>
          <table:table-cell table:formula="of:=SUM([.M1:.M26])" office:value-type="float" office:value="0.0497862644381243">
            <text:p>4,98E-002</text:p>
          </table:table-cell>
          <table:table-cell table:formula="of:=SUM([.N1:.N26])" office:value-type="float" office:value="0.0497868990805534">
            <text:p>4,98E-002</text:p>
          </table:table-cell>
          <table:table-cell table:formula="of:=SUM([.O1:.O26])" office:value-type="float" office:value="0.0497870350753596">
            <text:p>4,98E-002</text:p>
          </table:table-cell>
          <table:table-cell table:formula="of:=SUM([.P1:.P26])" office:value-type="float" office:value="0.0497870622743208">
            <text:p>4,98E-002</text:p>
          </table:table-cell>
          <table:table-cell table:formula="of:=SUM([.Q1:.Q26])" office:value-type="float" office:value="0.0497870321">
            <text:p>4,98E-002</text:p>
          </table:table-cell>
          <table:table-cell table:formula="of:=SUM([.R1:.R26])" office:value-type="float" office:value="0.049787033">
            <text:p>4,98E-002</text:p>
          </table:table-cell>
          <table:table-cell table:formula="of:=SUM([.S1:.S26])" office:value-type="float" office:value="0.0497870682740917">
            <text:p>0,0497870683</text:p>
          </table:table-cell>
          <table:table-cell table:formula="of:=SUM([.T1:.T26])" office:value-type="float" office:value="0.0497870682740917">
            <text:p>0,0497870683</text:p>
          </table:table-cell>
          <table:table-cell table:formula="of:=SUM([.U1:.U26])" office:value-type="float" office:value="0.448083611077158">
            <text:p>0,4480836111</text:p>
          </table:table-cell>
          <table:table-cell/>
          <table:table-cell table:formula="of:=SUM([.W4:.W26])" office:value-type="float" office:value="1.14510249883682">
            <text:p>1,14510249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22/05/2017</text:date>, <text:time>18:25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8:25:02.33</dc:date>
    <dc:creator>Wil C</dc:creator>
    <meta:document-statistic meta:table-count="1" meta:cell-count="594" meta:object-count="0"/>
    <meta:generator>OpenOffice/4.1.3$Win32 OpenOffice.org_project/413m1$Build-9783</meta:generator>
  </office:meta>
</office:document-meta>
</file>